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9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688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7" table:default-cell-style-name="Default"/>
        <table:table-column table:style-name="co8" table:default-cell-style-name="ce31"/>
        <table:table-column table:style-name="co8" table:number-columns-repeated="2" table:default-cell-style-name="Default"/>
        <table:table-row table:style-name="ro1">
          <table:table-cell/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6" table:formula="of:=SUM([.F2:.J2])" office:value-type="float" office:value="20052.4786666667" calcext:value-type="float">
            <text:p>20.052,48</text:p>
          </table:table-cell>
          <table:table-cell table:style-name="ce14" table:formula="of:=[.F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H4:.H65])" office:value-type="float" office:value="2155.45866666667" calcext:value-type="float">
            <text:p>2.155,46</text:p>
          </table:table-cell>
          <table:table-cell table:style-name="ce14" table:formula="of:=SUM([.I4:.I65])" office:value-type="float" office:value="3285" calcext:value-type="float">
            <text:p>3.285,00</text:p>
          </table:table-cell>
          <table:table-cell table:style-name="ce14" table:formula="of:=SUM([.J4:.J65])" office:value-type="float" office:value="4453.02" calcext:value-type="float">
            <text:p>4.453,02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4]+[.E5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5]+[.E6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6]+[.E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31" office:value-type="float" office:value="28.7" calcext:value-type="float">
            <text:p>28,70</text:p>
          </table:table-cell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/>
          <table:table-cell table:formula="of:=[.F8]*[.D8]/100/12" office:value-type="float" office:value="95.6666666666667" calcext:value-type="float">
            <text:p>95,67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99.9" calcext:value-type="float">
            <text:p>99,9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103.9" calcext:value-type="float">
            <text:p>103,9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107.466666666667" calcext:value-type="float">
            <text:p>107,47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1]+[.E12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F12]+[.E13]" office:value-type="float" office:value="2000" calcext:value-type="float">
            <text:p>2.000,00</text:p>
          </table:table-cell>
          <table:table-cell/>
          <table:table-cell table:formula="of:=[.F13]*[.D13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F13]+[.E14]" office:value-type="float" office:value="2000" calcext:value-type="float">
            <text:p>2.000,00</text:p>
          </table:table-cell>
          <table:table-cell/>
          <table:table-cell table:formula="of:=[.F14]*[.D14]/100/12" office:value-type="float" office:value="54.6833333333333" calcext:value-type="float">
            <text:p>54,6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F14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53.9" calcext:value-type="float">
            <text:p>53,9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50.85" calcext:value-type="float">
            <text:p>50,85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6]+[.E17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F17]+[.E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F18]+[.E19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D20]*[.F19]/100" office:value-type="float" office:value="5645" calcext:value-type="float">
            <text:p>5.645,00</text:p>
          </table:table-cell>
          <table:table-cell table:formula="of:=[.F19]+[.E2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0]+[.E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1]+[.E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2]+[.E23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23]+[.E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F24]+[.E25]" office:value-type="float" office:value="12145" calcext:value-type="float">
            <text:p>12.145,00</text:p>
          </table:table-cell>
          <table:table-cell/>
          <table:table-cell table:formula="of:=[.F25]*[.D25]/100/12" office:value-type="float" office:value="199.178" calcext:value-type="float">
            <text:p>199,1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F25]+[.E26]" office:value-type="float" office:value="12145" calcext:value-type="float">
            <text:p>12.145,00</text:p>
          </table:table-cell>
          <table:table-cell/>
          <table:table-cell table:formula="of:=[.F26]*[.D26]/100/12" office:value-type="float" office:value="177.721833333333" calcext:value-type="float">
            <text:p>177,7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26]+[.E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F27]+[.E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</table:table-row>
        <table:table-row table:style-name="ro1">
          <table:table-cell/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F28]+[.E29]" office:value-type="float" office:value="12145" calcext:value-type="float">
            <text:p>12.145,00</text:p>
          </table:table-cell>
          <table:table-cell/>
          <table:table-cell table:formula="of:=[.F29]*[.D29]/100/12" office:value-type="float" office:value="158.998291666667" calcext:value-type="float">
            <text:p>159,0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F29]+[.E30]" office:value-type="float" office:value="12145" calcext:value-type="float">
            <text:p>12.145,00</text:p>
          </table:table-cell>
          <table:table-cell/>
          <table:table-cell table:formula="of:=[.F30]*[.D30]/100/12" office:value-type="float" office:value="143.513416666667" calcext:value-type="float">
            <text:p>143,5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F30]+[.E31]" office:value-type="float" office:value="12145" calcext:value-type="float">
            <text:p>12.145,00</text:p>
          </table:table-cell>
          <table:table-cell/>
          <table:table-cell table:formula="of:=[.F31]*[.D31]/100/12" office:value-type="float" office:value="127.623708333333" calcext:value-type="float">
            <text:p>127,6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F31]+[.E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62.95" calcext:value-type="float">
            <text:p>262,95</text:p>
          </table:table-cell>
        </table:table-row>
        <table:table-row table:style-name="ro1">
          <table:table-cell/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2]+[.E33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F33]+[.E34]" office:value-type="float" office:value="7145" calcext:value-type="float">
            <text:p>7.145,00</text:p>
          </table:table-cell>
          <table:table-cell/>
          <table:table-cell table:formula="of:=[.F34]*[.D34]/100/12" office:value-type="float" office:value="64.7217916666667" calcext:value-type="float">
            <text:p>64,7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F34]+[.E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57.83" calcext:value-type="float">
            <text:p>257,83</text:p>
          </table:table-cell>
        </table:table-row>
        <table:table-row table:style-name="ro1">
          <table:table-cell/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F35]+[.E36]" office:value-type="float" office:value="7145" calcext:value-type="float">
            <text:p>7.145,00</text:p>
          </table:table-cell>
          <table:table-cell/>
          <table:table-cell table:formula="of:=[.F36]*[.D36]/100/12" office:value-type="float" office:value="67.8179583333333" calcext:value-type="float">
            <text:p>67,8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F36]+[.E37]" office:value-type="float" office:value="7145" calcext:value-type="float">
            <text:p>7.145,00</text:p>
          </table:table-cell>
          <table:table-cell table:number-columns-repeated="3"/>
          <table:table-cell office:value-type="float" office:value="305.86" calcext:value-type="float">
            <text:p>305,86</text:p>
          </table:table-cell>
        </table:table-row>
        <table:table-row table:style-name="ro1">
          <table:table-cell/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F37]+[.E38]" office:value-type="float" office:value="7145" calcext:value-type="float">
            <text:p>7.145,00</text:p>
          </table:table-cell>
          <table:table-cell/>
          <table:table-cell table:formula="of:=[.F38]*[.D38]/100/12" office:value-type="float" office:value="75.1415833333333" calcext:value-type="float">
            <text:p>75,14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F38]+[.E39]" office:value-type="float" office:value="7145" calcext:value-type="float">
            <text:p>7.145,00</text:p>
          </table:table-cell>
          <table:table-cell table:number-columns-repeated="3"/>
          <table:table-cell office:value-type="float" office:value="98.81" calcext:value-type="float">
            <text:p>98,81</text:p>
          </table:table-cell>
        </table:table-row>
        <table:table-row table:style-name="ro1">
          <table:table-cell/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F39]+[.E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F40]+[.E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/>
        </table:table-row>
        <table:table-row table:style-name="ro1">
          <table:table-cell/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F41]+[.E42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F42]+[.E43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F43]+[.E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1500" calcext:value-type="float">
            <text:p>1.500,00</text:p>
          </table:table-cell>
          <table:table-cell/>
        </table:table-row>
        <table:table-row table:style-name="ro1">
          <table:table-cell/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F44]+[.E45]" office:value-type="float" office:value="7145" calcext:value-type="float">
            <text:p>7.145,00</text:p>
          </table:table-cell>
          <table:table-cell/>
          <table:table-cell table:formula="of:=[.F45]*[.D45]/100/12" office:value-type="float" office:value="70.021" calcext:value-type="float">
            <text:p>70,0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F45]+[.E46]" office:value-type="float" office:value="7145" calcext:value-type="float">
            <text:p>7.145,00</text:p>
          </table:table-cell>
          <table:table-cell table:number-columns-repeated="3"/>
          <table:table-cell office:value-type="float" office:value="416.37" calcext:value-type="float">
            <text:p>416,37</text:p>
          </table:table-cell>
        </table:table-row>
        <table:table-row table:style-name="ro1">
          <table:table-cell/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F46]+[.E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</table:table-row>
        <table:table-row table:style-name="ro1">
          <table:table-cell/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F47]+[.E48]" office:value-type="float" office:value="7145" calcext:value-type="float">
            <text:p>7.145,00</text:p>
          </table:table-cell>
          <table:table-cell/>
          <table:table-cell table:formula="of:=[.F48]*[.D48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F48]+[.E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54.91" calcext:value-type="float">
            <text:p>354,91</text:p>
          </table:table-cell>
        </table:table-row>
        <table:table-row table:style-name="ro1">
          <table:table-cell/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F49]+[.E50]" office:value-type="float" office:value="7145" calcext:value-type="float">
            <text:p>7.145,00</text:p>
          </table:table-cell>
          <table:table-cell/>
          <table:table-cell table:formula="of:=[.F50]*[.D50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F50]+[.E5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F51]+[.E52]" office:value-type="float" office:value="7145" calcext:value-type="float">
            <text:p>7.145,00</text:p>
          </table:table-cell>
          <table:table-cell table:number-columns-repeated="3"/>
          <table:table-cell office:value-type="float" office:value="320.04" calcext:value-type="float">
            <text:p>320,04</text:p>
          </table:table-cell>
        </table:table-row>
        <table:table-row table:style-name="ro1">
          <table:table-cell/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F52]+[.E53]" office:value-type="float" office:value="7145" calcext:value-type="float">
            <text:p>7.145,00</text:p>
          </table:table-cell>
          <table:table-cell/>
          <table:table-cell table:formula="of:=[.F53]*[.D53]/100/12" office:value-type="float" office:value="71.45" calcext:value-type="float">
            <text:p>71,45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F53]+[.E54]" office:value-type="float" office:value="7145" calcext:value-type="float">
            <text:p>7.145,00</text:p>
          </table:table-cell>
          <table:table-cell table:number-columns-repeated="3"/>
          <table:table-cell table:style-name="ce26"/>
        </table:table-row>
        <table:table-row table:style-name="ro1">
          <table:table-cell table:number-columns-repeated="2"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54]+[.E55]" office:value-type="float" office:value="7145" calcext:value-type="float">
            <text:p>7.145,00</text:p>
          </table:table-cell>
          <table:table-cell/>
          <table:table-cell table:formula="of:=[.F55]*[.D55]/100/12" office:value-type="float" office:value="107.175" calcext:value-type="float">
            <text:p>107,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20-2021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F55]+[.E56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648*18%+=36165</text:p>
          </table:table-cell>
          <table:table-cell table:number-columns-repeated="2"/>
          <table:table-cell table:formula="of:=[.F56]+[.E57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6165/12=3014</text:p>
          </table:table-cell>
          <table:table-cell table:number-columns-repeated="2"/>
          <table:table-cell table:formula="of:=[.F57]+[.E58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 table:number-columns-repeated="2"/>
          <table:table-cell table:formula="of:=[.F58]+[.E59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59]+[.E60]" office:value-type="float" office:value="10159" calcext:value-type="float">
            <text:p>10.159,00</text:p>
          </table:table-cell>
          <table:table-cell/>
          <table:table-cell table:formula="of:=[.F60]*[.D60]/100/12" office:value-type="float" office:value="152.385" calcext:value-type="float">
            <text:p>152,39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Kasım</text:p>
          </table:table-cell>
          <table:table-cell table:number-columns-repeated="2"/>
          <table:table-cell table:formula="of:=[.F60]+[.E61]" office:value-type="float" office:value="10159" calcext:value-type="float">
            <text:p>10.159,00</text:p>
          </table:table-cell>
          <table:table-cell table:number-columns-repeated="3"/>
          <table:table-cell table:style-name="ce26"/>
        </table:table-row>
        <table:table-row table:style-name="ro1">
          <table:table-cell table:number-columns-repeated="5"/>
          <table:table-cell table:formula="of:=[.F61]+[.E6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2]+[.E63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3]+[.E64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table:formula="of:=[.F64]+[.E65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14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0645" calcext:value-type="float">
            <text:p>30645</text:p>
          </table:table-cell>
          <table:table-cell office:value-type="float" office:value="12" calcext:value-type="float">
            <text:p>12</text:p>
          </table:table-cell>
          <table:table-cell table:formula="of:=[.C81]*[.D81]/100" office:value-type="float" office:value="3677.4" calcext:value-type="float">
            <text:p>3.677,40</text:p>
          </table:table-cell>
          <table:table-cell table:formula="of:=[.E81]+[.C81]" office:value-type="float" office:value="34322.4" calcext:value-type="float">
            <text:p>34.322,4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22.58" calcext:value-type="float">
            <text:p>22,58</text:p>
          </table:table-cell>
          <table:table-cell table:formula="of:=[.C83]*[.D83]/100" office:value-type="float" office:value="5645" calcext:value-type="float">
            <text:p>5.645,00</text:p>
          </table:table-cell>
          <table:table-cell table:formula="of:=[.E83]+[.C83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6.81" calcext:value-type="float">
            <text:p>16,81</text:p>
          </table:table-cell>
          <table:table-cell table:formula="of:=[.C84]*[.D84]/100" office:value-type="float" office:value="4202.5" calcext:value-type="float">
            <text:p>4.202,50</text:p>
          </table:table-cell>
          <table:table-cell table:formula="of:=[.E84]+[.C84]" office:value-type="float" office:value="29202.5" calcext:value-type="float">
            <text:p>29.202,5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ira farkı</text:p>
          </table:table-cell>
          <table:table-cell/>
          <table:table-cell table:style-name="Default"/>
          <table:table-cell table:style-name="Default" table:formula="of:=[.F83]-[.F84]" office:value-type="float" office:value="1442.5" calcext:value-type="float">
            <text:p>144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daş teminat 2/8</text:p>
          </table:table-cell>
          <table:table-cell table:number-columns-repeated="2"/>
          <table:table-cell office:value-type="float" office:value="1900" calcext:value-type="float">
            <text:p>1.9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rşı avukat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daş <text:s/>fatura ödemesi </text:p>
          </table:table-cell>
          <table:table-cell table:number-columns-repeated="2"/>
          <table:table-cell office:value-type="float" office:value="670" calcext:value-type="float">
            <text:p>67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daş fatura farkı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style-name="ce9" table:formula="of:=SUM([.F87:.F91])" office:value-type="float" office:value="5812.5" calcext:value-type="float">
            <text:p>5.812,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+</text:p>
          </table:table-cell>
          <table:table-cell table:formula="of:=[.E2]" office:value-type="float" office:value="20052.4786666667" calcext:value-type="float">
            <text:p>20.052,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=</text:p>
          </table:table-cell>
          <table:table-cell table:style-name="ce25" table:formula="of:=[.F93]-[.F92]" office:value-type="float" office:value="14239.9786666667" calcext:value-type="float">
            <text:p>14.239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cikme 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894" calcext:value-type="float">
            <text:p>1.894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4]-[.F95]" office:value-type="float" office:value="12345.9786666667" calcext:value-type="float">
            <text:p>12.345,98</text:p>
          </table:table-cell>
          <table:table-cell table:number-columns-repeated="4"/>
        </table:table-row>
        <table:table-row table:style-name="ro1" table:number-rows-repeated="104847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80v" table:style-name="ta1">
        <table:table-column table:style-name="co9" table:number-columns-repeated="6" table:default-cell-style-name="Default"/>
        <table:table-column table:style-name="co9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9" table:default-cell-style-name="Default"/>
        <table:table-row table:style-name="ro1">
          <table:table-cell/>
        </table:table-row>
      </table:table>
      <table:table table:name="Su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20"/>
        <table:table-column table:style-name="co9" table:number-columns-repeated="3" table:default-cell-style-name="Default"/>
        <table:table-column table:style-name="co9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9" table:default-cell-style-name="Default"/>
        <table:table-column table:style-name="co9" table:default-cell-style-name="ce38"/>
        <table:table-column table:style-name="co9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9" table:number-columns-repeated="3" table:default-cell-style-name="Default"/>
        <table:table-column table:style-name="co9" table:number-columns-repeated="2" table:default-cell-style-name="ce27"/>
        <table:table-column table:style-name="co9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 style:data-style-name="N2" text:time-value="15:58:44.02583930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1-04T16:31:17.556175164</dc:date>
    <meta:editing-duration>PT10H2M51S</meta:editing-duration>
    <meta:editing-cycles>36</meta:editing-cycles>
    <meta:generator>LibreOffice/7.0.1.2$Linux_X86_64 LibreOffice_project/7cbcfc562f6eb6708b5ff7d7397325de9e764452</meta:generator>
    <meta:document-statistic meta:table-count="6" meta:cell-count="397" meta:object-count="0"/>
  </office:meta>
</office:document-meta>
</file>